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4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ce4"/>
        <table:table-row table:style-name="ro1">
          <table:table-cell office:value-type="string" calcext:value-type="string">
            <text:p>Rating Category</text:p>
          </table:table-cell>
          <table:table-cell table:style-name="Default" office:value-type="string" calcext:value-type="string">
            <text:p>Issuer-months</text:p>
          </table:table-cell>
          <table:table-cell table:style-name="Default" office:value-type="string" calcext:value-type="string">
            <text:p>AAA</text:p>
          </table:table-cell>
          <table:table-cell table:style-name="Default" office:value-type="string" calcext:value-type="string">
            <text:p>A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BB</text:p>
          </table:table-cell>
          <table:table-cell table:style-name="Default" office:value-type="string" calcext:value-type="string">
            <text:p>BB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796" calcext:value-type="float">
            <text:p>15,796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01" calcext:value-type="float">
            <text:p>0.0001</text:p>
          </table:table-cell>
          <table:table-cell table:number-columns-repeated="5"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40980" calcext:value-type="float">
            <text:p>40,980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961" calcext:value-type="float">
            <text:p>0.961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111" calcext:value-type="float">
            <text:p>78,11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 office:value-type="float" office:value="211375" calcext:value-type="float">
            <text:p>211,375</text:p>
          </table:table-cell>
          <table:table-cell office:value-type="float" office:value="0" calcext:value-type="float">
            <text:p>0.0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32" calcext:value-type="float">
            <text:p>0.0320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308532" calcext:value-type="float">
            <text:p>308,53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41508" calcext:value-type="float">
            <text:p>241,508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883" calcext:value-type="float">
            <text:p>0.0883</text:p>
          </table:table-cell>
          <table:table-cell table:formula="of:=(82.49-0.14)/100" office:value-type="float" office:value="0.8235" calcext:value-type="float">
            <text:p>0.8235</text:p>
          </table:table-cell>
          <table:table-cell office:value-type="float" office:value="0.004" calcext:value-type="float">
            <text:p>0.0040</text:p>
          </table:table-cell>
          <table:table-cell table:formula="of:=(8.52-0.13)/100" office:value-type="float" office:value="0.0839" calcext:value-type="float">
            <text:p>0.083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330" calcext:value-type="float">
            <text:p>5,330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1987" calcext:value-type="float">
            <text:p>0.1987</text:p>
          </table:table-cell>
          <table:table-cell office:value-type="float" office:value="0.5521" calcext:value-type="float">
            <text:p>0.5521</text:p>
          </table:table-cell>
          <table:table-cell office:value-type="float" office:value="0.242" calcext:value-type="float">
            <text:p>0.2420</text:p>
          </table:table-cell>
        </table:table-row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901632" calcext:value-type="float">
            <text:p>901,632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17:32:57.7986271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22:26:13.354468134</meta:creation-date>
    <dc:date>2025-04-19T17:37:53.842154947</dc:date>
    <meta:editing-duration>PT12M45S</meta:editing-duration>
    <meta:editing-cycles>4</meta:editing-cycles>
    <meta:generator>LibreOffice/24.2.7.2$Linux_X86_64 LibreOffice_project/420$Build-2</meta:generator>
    <meta:document-statistic meta:table-count="1" meta:cell-count="82" meta:object-count="0"/>
  </office:meta>
</office:document-meta>
</file>